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6e89" officeooo:paragraph-rsid="00066e89"/>
    </style:style>
    <style:style style:name="P2" style:family="paragraph" style:parent-style-name="Text_20_body">
      <style:text-properties officeooo:rsid="00066e89"/>
    </style:style>
    <style:style style:name="P3" style:family="paragraph" style:parent-style-name="Horizontal_20_Line">
      <style:text-properties officeooo:rsid="00066e89"/>
    </style:style>
    <style:style style:name="P4" style:family="paragraph" style:parent-style-name="Heading_20_2">
      <style:text-properties officeooo:rsid="00066e89"/>
    </style:style>
    <style:style style:name="P5" style:family="paragraph" style:parent-style-name="Text_20_body" style:list-style-name="L1">
      <style:text-properties officeooo:rsid="00066e89"/>
    </style:style>
    <style:style style:name="P6" style:family="paragraph" style:parent-style-name="Quotations">
      <style:text-properties officeooo:rsid="00066e89"/>
    </style:style>
    <style:style style:name="P7" style:family="paragraph" style:parent-style-name="Text_20_body" style:list-style-name="L2">
      <style:text-properties officeooo:rsid="00066e89"/>
    </style:style>
    <style:style style:name="P8" style:family="paragraph" style:parent-style-name="Text_20_body" style:list-style-name="L3">
      <style:text-properties officeooo:rsid="00066e89"/>
    </style:style>
    <style:style style:name="P9" style:family="paragraph" style:parent-style-name="Text_20_body" style:list-style-name="L4">
      <style:text-properties officeooo:rsid="00066e89"/>
    </style:style>
    <style:style style:name="P10" style:family="paragraph" style:parent-style-name="Text_20_body" style:list-style-name="L5">
      <style:text-properties officeooo:rsid="00066e89"/>
    </style:style>
    <style:style style:name="P11" style:family="paragraph" style:parent-style-name="Text_20_body" style:list-style-name="L6">
      <style:text-properties officeooo:rsid="00066e89"/>
    </style:style>
    <style:style style:name="P12" style:family="paragraph" style:parent-style-name="Text_20_body" style:list-style-name="L7">
      <style:text-properties officeooo:rsid="00066e89"/>
    </style:style>
    <style:style style:name="P13" style:family="paragraph" style:parent-style-name="Text_20_body" style:list-style-name="L8">
      <style:text-properties officeooo:rsid="00066e89"/>
    </style:style>
    <style:style style:name="P14" style:family="paragraph" style:parent-style-name="Text_20_body" style:list-style-name="L9">
      <style:text-properties officeooo:rsid="00066e89"/>
    </style:style>
    <style:style style:name="P15" style:family="paragraph" style:parent-style-name="Text_20_body" style:list-style-name="L10">
      <style:text-properties officeooo:rsid="00066e89"/>
    </style:style>
    <style:style style:name="P16" style:family="paragraph" style:parent-style-name="Text_20_body" style:list-style-name="L11">
      <style:text-properties officeooo:rsid="00066e89"/>
    </style:style>
    <style:style style:name="P17" style:family="paragraph" style:parent-style-name="Text_20_body" style:list-style-name="L12">
      <style:text-properties officeooo:rsid="00066e89"/>
    </style:style>
    <style:style style:name="P18" style:family="paragraph" style:parent-style-name="Text_20_body" style:list-style-name="L13">
      <style:text-properties officeooo:rsid="00066e89"/>
    </style:style>
    <style:style style:name="P19" style:family="paragraph" style:parent-style-name="Text_20_body" style:list-style-name="L14">
      <style:text-properties officeooo:rsid="00066e89"/>
    </style:style>
    <style:style style:name="P20" style:family="paragraph" style:parent-style-name="Quotations" style:list-style-name="L14">
      <style:text-properties officeooo:rsid="00066e89"/>
    </style:style>
    <style:style style:name="P21" style:family="paragraph" style:parent-style-name="Text_20_body" style:list-style-name="L15">
      <style:text-properties officeooo:rsid="00066e89"/>
    </style:style>
    <style:style style:name="P22" style:family="paragraph" style:parent-style-name="Text_20_body" style:list-style-name="L16">
      <style:text-properties officeooo:rsid="00066e89"/>
    </style:style>
    <style:style style:name="P23" style:family="paragraph" style:parent-style-name="Heading_20_3">
      <style:text-properties officeooo:rsid="00066e89"/>
    </style:style>
    <style:style style:name="P24" style:family="paragraph" style:parent-style-name="Text_20_body" style:list-style-name="L17">
      <style:text-properties officeooo:rsid="00066e8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roversial questions regarding NLR and its framing</text:p>
      <text:p text:style-name="P1"/>
      <text:p text:style-name="P1">first can we discuss why in library use could be controversial?</text:p>
      <text:p text:style-name="P2">Yes — <text:span text:style-name="Emphasis">very</text:span> good instinct to pause on this one.<text:line-break/><text:span text:style-name="Strong_20_Emphasis">In-library use</text:span> looks harmless, but it’s one of the most <text:span text:style-name="Strong_20_Emphasis">politically and methodologically dangerous</text:span> metrics a library can surface.</text:p>
      <text:p text:style-name="P2">Let’s unpack <text:span text:style-name="Emphasis">why</text:span>, concretely.</text:p>
      <text:p text:style-name="P3"/>
      <text:h text:style-name="P4" text:outline-level="2">1️⃣ There is no single definition of “in-library use”</text:h>
      <text:p text:style-name="P2">Different people silently mean different things:</text:p>
      <text:list text:style-name="L1">
        <text:list-item>
          <text:p text:style-name="P5">Item taken from shelf and left on a table</text:p>
        </text:list-item>
        <text:list-item>
          <text:p text:style-name="P5">Item scanned at a self-check station but not issued</text:p>
        </text:list-item>
        <text:list-item>
          <text:p text:style-name="P5">Item handled by a staff member during reshelving</text:p>
        </text:list-item>
        <text:list-item>
          <text:p text:style-name="P5">Item consulted digitally while physically in the library</text:p>
        </text:list-item>
        <text:list-item>
          <text:p text:style-name="P5">Item logged via a stats module (if staff remembered)</text:p>
        </text:list-item>
      </text:list>
      <text:p text:style-name="P2">So when someone asks:</text:p>
      <text:p text:style-name="P6">“Why is in-library use down?”</text:p>
      <text:p text:style-name="P2">The honest answer is often:</text:p>
      <text:p text:style-name="P6">“Because staff recorded it differently this month.”</text:p>
      <text:p text:style-name="P2">That’s not a data problem — it’s a <text:span text:style-name="Strong_20_Emphasis">definition problem</text:span>.</text:p>
      <text:p text:style-name="P3"/>
      <text:h text:style-name="P4" text:outline-level="2">2️⃣ Recording practices vary wildly (and change over time)</text:h>
      <text:p text:style-name="P2">Even if you <text:span text:style-name="Emphasis">do</text:span> have a defined method:</text:p>
      <text:list text:style-name="L2">
        <text:list-item>
          <text:p text:style-name="P7">Staff forget to log use</text:p>
        </text:list-item>
        <text:list-item>
          <text:p text:style-name="P7">New staff aren’t trained</text:p>
        </text:list-item>
        <text:list-item>
          <text:p text:style-name="P7">Desk busy → no stats recorded</text:p>
        </text:list-item>
        <text:list-item>
          <text:p text:style-name="P7">Policy changes (“only record reference items now”)</text:p>
        </text:list-item>
        <text:list-item>
          <text:p text:style-name="P7">Pandemic / refurb / staffing shifts</text:p>
        </text:list-item>
      </text:list>
      <text:p text:style-name="P2">Result:</text:p>
      <text:list text:style-name="L3">
        <text:list-item>
          <text:p text:style-name="P8">Numbers change</text:p>
        </text:list-item>
        <text:list-item>
          <text:p text:style-name="P8">Behaviour didn’t</text:p>
        </text:list-item>
      </text:list>
      <text:p text:style-name="P2">Management often assumes:</text:p>
      <text:p text:style-name="P6"><text:soft-page-break/><text:span text:style-name="Emphasis">A number changed → behaviour changed</text:span></text:p>
      <text:p text:style-name="P2">Which is not true here.</text:p>
      <text:p text:style-name="P3"/>
      <text:h text:style-name="P4" text:outline-level="2">3️⃣ It’s deeply sensitive to staffing levels</text:h>
      <text:p text:style-name="P2">This is the killer.</text:p>
      <text:p text:style-name="P2">In-library use is often recorded by:</text:p>
      <text:list text:style-name="L4">
        <text:list-item>
          <text:p text:style-name="P9">front desk staff</text:p>
        </text:list-item>
        <text:list-item>
          <text:p text:style-name="P9">roving staff</text:p>
        </text:list-item>
        <text:list-item>
          <text:p text:style-name="P9">student assistants</text:p>
        </text:list-item>
      </text:list>
      <text:p text:style-name="P2">If staffing drops:</text:p>
      <text:list text:style-name="L5">
        <text:list-item>
          <text:p text:style-name="P10">in-library use “drops”</text:p>
        </text:list-item>
        <text:list-item>
          <text:p text:style-name="P10">actual use may be identical</text:p>
        </text:list-item>
      </text:list>
      <text:p text:style-name="P2">So the metric ends up measuring:</text:p>
      <text:p text:style-name="P6"><text:span text:style-name="Strong_20_Emphasis">staff capacity</text:span>, not <text:span text:style-name="Strong_20_Emphasis">user behaviour</text:span></text:p>
      <text:p text:style-name="P2">That’s explosive in budget discussions.</text:p>
      <text:p text:style-name="P3"/>
      <text:h text:style-name="P4" text:outline-level="2">4️⃣ It’s often used defensively (or aggressively)</text:h>
      <text:p text:style-name="P2">Once it’s visible, it gets used like this:</text:p>
      <text:list text:style-name="L6">
        <text:list-item>
          <text:p text:style-name="P11">“Print is still heavily used — look at in-library use”</text:p>
        </text:list-item>
        <text:list-item>
          <text:p text:style-name="P11">“Print is declining — look at in-library use”</text:p>
        </text:list-item>
        <text:list-item>
          <text:p text:style-name="P11">“We need more staff to capture this”</text:p>
        </text:list-item>
        <text:list-item>
          <text:p text:style-name="P11">“We can cut staff; in-library use is low”</text:p>
        </text:list-item>
      </text:list>
      <text:p text:style-name="P2">Same metric. Opposite arguments.</text:p>
      <text:p text:style-name="P2">That makes it politically volatile.</text:p>
      <text:p text:style-name="P3"/>
      <text:h text:style-name="P4" text:outline-level="2">5️⃣ It clashes with e-resource narratives</text:h>
      <text:p text:style-name="P2">In-library use often gets positioned (wrongly) as:</text:p>
      <text:p text:style-name="P6">“Evidence that physical collections are still heavily used”</text:p>
      <text:p text:style-name="P2">But:</text:p>
      <text:list text:style-name="L7">
        <text:list-item>
          <text:p text:style-name="P12">It excludes e-resource usage</text:p>
        </text:list-item>
        <text:list-item>
          <text:p text:style-name="P12"><text:soft-page-break/>It excludes unrecorded consultation</text:p>
        </text:list-item>
        <text:list-item>
          <text:p text:style-name="P12">It double-counts some behaviours</text:p>
        </text:list-item>
      </text:list>
      <text:p text:style-name="P2">This can:</text:p>
      <text:list text:style-name="L8">
        <text:list-item>
          <text:p text:style-name="P13">Undermine digital strategy narratives</text:p>
        </text:list-item>
        <text:list-item>
          <text:p text:style-name="P13">Create false print vs digital tensions</text:p>
        </text:list-item>
      </text:list>
      <text:p text:style-name="P3"/>
      <text:h text:style-name="P4" text:outline-level="2">6️⃣ It’s not comparable across time or institutions</text:h>
      <text:p text:style-name="P2">Unlike:</text:p>
      <text:list text:style-name="L9">
        <text:list-item>
          <text:p text:style-name="P14">loans</text:p>
        </text:list-item>
        <text:list-item>
          <text:p text:style-name="P14">borrowers</text:p>
        </text:list-item>
        <text:list-item>
          <text:p text:style-name="P14">holds</text:p>
        </text:list-item>
      </text:list>
      <text:p text:style-name="P2">In-library use is:</text:p>
      <text:list text:style-name="L10">
        <text:list-item>
          <text:p text:style-name="P15">locally defined</text:p>
        </text:list-item>
        <text:list-item>
          <text:p text:style-name="P15">locally recorded</text:p>
        </text:list-item>
        <text:list-item>
          <text:p text:style-name="P15">locally enforced</text:p>
        </text:list-item>
      </text:list>
      <text:p text:style-name="P2">So:</text:p>
      <text:list text:style-name="L11">
        <text:list-item>
          <text:p text:style-name="P16">Year-on-year comparisons are shaky</text:p>
        </text:list-item>
        <text:list-item>
          <text:p text:style-name="P16">Cross-library comparisons are meaningless</text:p>
        </text:list-item>
      </text:list>
      <text:p text:style-name="P2">Yet management will try anyway.</text:p>
      <text:p text:style-name="P3"/>
      <text:h text:style-name="P4" text:outline-level="2">7️⃣ It encourages gaming (even unintentionally)</text:h>
      <text:p text:style-name="P2">Once staff know the number matters:</text:p>
      <text:list text:style-name="L12">
        <text:list-item>
          <text:p text:style-name="P17">They record more</text:p>
        </text:list-item>
        <text:list-item>
          <text:p text:style-name="P17">Or less</text:p>
        </text:list-item>
        <text:list-item>
          <text:p text:style-name="P17">Or differently</text:p>
        </text:list-item>
      </text:list>
      <text:p text:style-name="P2">Not maliciously — just human nature.</text:p>
      <text:p text:style-name="P2">Dashboards change behaviour.</text:p>
      <text:p text:style-name="P3"/>
      <text:h text:style-name="P4" text:outline-level="2">8️⃣ When <text:span text:style-name="Emphasis">is</text:span> in-library use useful?</text:h>
      <text:p text:style-name="P2">It <text:span text:style-name="Emphasis">can</text:span> be valuable when:</text:p>
      <text:list text:style-name="L13">
        <text:list-item>
          <text:p text:style-name="P18"><text:soft-page-break/>Used <text:span text:style-name="Strong_20_Emphasis">internally</text:span></text:p>
        </text:list-item>
        <text:list-item>
          <text:p text:style-name="P18">Interpreted by staff who understand the process</text:p>
        </text:list-item>
        <text:list-item>
          <text:p text:style-name="P18">Tracked for <text:span text:style-name="Strong_20_Emphasis">patterns</text:span>, not absolutes</text:p>
        </text:list-item>
        <text:list-item>
          <text:p text:style-name="P18">Accompanied by a clear definition</text:p>
        </text:list-item>
        <text:list-item>
          <text:p text:style-name="P18">Not mixed with loans in headline KPIs</text:p>
        </text:list-item>
      </text:list>
      <text:p text:style-name="P2">Think:</text:p>
      <text:p text:style-name="P6">“Is this collection ever touched?”<text:line-break/>Not:<text:line-break/>“How much is it used?”</text:p>
      <text:p text:style-name="P3"/>
      <text:h text:style-name="P4" text:outline-level="2">9️⃣ The management-safe framing (if you include it)</text:h>
      <text:p text:style-name="P2">If you <text:span text:style-name="Emphasis">do</text:span> include it later, best practice is:</text:p>
      <text:list text:style-name="L14">
        <text:list-item>
          <text:p text:style-name="P19">Label it explicitly:</text:p>
          <text:p text:style-name="P20"><text:span text:style-name="Strong_20_Emphasis">“Recorded in-library use (staff-captured)”</text:span></text:p>
        </text:list-item>
        <text:list-item>
          <text:p text:style-name="P19">Put it in a secondary panel</text:p>
        </text:list-item>
        <text:list-item>
          <text:p text:style-name="P19">Add a footnote:</text:p>
          <text:p text:style-name="P20">“Figures depend on local recording practices and staffing levels.”</text:p>
        </text:list-item>
      </text:list>
      <text:p text:style-name="P2">That wording matters a lot.</text:p>
      <text:p text:style-name="P3"/>
      <text:h text:style-name="P4" text:outline-level="2">10️⃣ Why your instinct is right</text:h>
      <text:p text:style-name="P2">You’re building:</text:p>
      <text:list text:style-name="L15">
        <text:list-item>
          <text:p text:style-name="P21">a system</text:p>
        </text:list-item>
        <text:list-item>
          <text:p text:style-name="P21">a contract</text:p>
        </text:list-item>
        <text:list-item>
          <text:p text:style-name="P21">a dashboard</text:p>
        </text:list-item>
      </text:list>
      <text:p text:style-name="P2">Not just a report.</text:p>
      <text:p text:style-name="P2">Dashboards <text:span text:style-name="Emphasis">change conversations</text:span>.</text:p>
      <text:p text:style-name="P2">In-library use changes conversations in ways that are:</text:p>
      <text:list text:style-name="L16">
        <text:list-item>
          <text:p text:style-name="P22">hard to control</text:p>
        </text:list-item>
        <text:list-item>
          <text:p text:style-name="P22">hard to explain</text:p>
        </text:list-item>
        <text:list-item>
          <text:p text:style-name="P22">hard to undo</text:p>
        </text:list-item>
      </text:list>
      <text:p text:style-name="P2">That’s why experienced library analytics people treat it carefully.</text:p>
      <text:p text:style-name="P3"><text:soft-page-break/></text:p>
      <text:h text:style-name="P23" text:outline-level="3">Bottom line</text:h>
      <text:p text:style-name="P2"><text:span text:style-name="Strong_20_Emphasis">In-library use isn’t bad data.<text:line-break/>It’s dangerous data.</text:span></text:p>
      <text:p text:style-name="P2">Not because it’s wrong — but because it’s easy to misunderstand and easy to misuse.</text:p>
      <text:p text:style-name="P3"/>
      <text:p text:style-name="P2">If you want, next we can:</text:p>
      <text:list text:style-name="L17">
        <text:list-item>
          <text:p text:style-name="P24">Reframe in-library use into a <text:span text:style-name="Strong_20_Emphasis">safer proxy</text:span></text:p>
        </text:list-item>
        <text:list-item>
          <text:p text:style-name="P24">Decide how to phase it in without drama</text:p>
        </text:list-item>
        <text:list-item>
          <text:p text:style-name="P24">Or go through the <text:span text:style-name="Strong_20_Emphasis">next most controversial KPI</text:span> (spoiler: <text:span text:style-name="Emphasis">never borrowed %</text:span>)</text:p>
        </text:list-item>
      </text:list>
      <text:p text:style-name="P2">Just tell me where you want to go next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30T23:53:28.371009713</meta:creation-date>
    <dc:date>2026-01-30T23:54:12.782748709</dc:date>
    <meta:editing-duration>PT44S</meta:editing-duration>
    <meta:editing-cycles>1</meta:editing-cycles>
    <meta:document-statistic meta:table-count="0" meta:image-count="0" meta:object-count="0" meta:page-count="5" meta:paragraph-count="116" meta:word-count="681" meta:character-count="3920" meta:non-whitespace-character-count="3405"/>
    <meta:generator>LibreOffice/25.2.3.2$Linux_AARCH64 LibreOffice_project/520$Build-2</meta:generator>
  </office:meta>
</office:document-meta>
</file>